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ZipLong.equals( Object 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ZipLong.ZipLong( byte [ ] bytes , int 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ipLong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ipLong.getBytes(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ZipLong.ZipLong( byte [ ] by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ipLong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ipLong.getValue( byte [ ] bytes , int 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ZipLong.getValue( byte [ ] by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ipLong.ZipLong(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ipLong.get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